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Bitstream Vera Sans" officeooo:rsid="00095985" officeooo:paragraph-rsid="00095985"/>
    </style:style>
    <style:style style:name="P2" style:family="paragraph" style:parent-style-name="Standard">
      <style:paragraph-properties fo:text-align="justify" style:justify-single-word="false"/>
      <style:text-properties style:font-name="Bitstream Vera Sans" officeooo:rsid="00095985" officeooo:paragraph-rsid="000b3a25"/>
    </style:style>
    <style:style style:name="P3" style:family="paragraph" style:parent-style-name="Standard">
      <style:paragraph-properties fo:text-align="justify" style:justify-single-word="false"/>
      <style:text-properties style:font-name="Bitstream Vera Sans" officeooo:rsid="00095985" officeooo:paragraph-rsid="000e94ef"/>
    </style:style>
    <style:style style:name="P4" style:family="paragraph" style:parent-style-name="Standard">
      <style:paragraph-properties fo:text-align="justify" style:justify-single-word="false"/>
      <style:text-properties style:font-name="Bitstream Vera Sans" fo:font-weight="bold" officeooo:rsid="00095985" officeooo:paragraph-rsid="00095985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Bitstream Vera Sans" fo:font-style="italic" fo:font-weight="bold" officeooo:rsid="00095985" officeooo:paragraph-rsid="00095985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Bitstream Vera Sans" style:text-underline-style="solid" style:text-underline-width="auto" style:text-underline-color="font-color" officeooo:rsid="00095985" officeooo:paragraph-rsid="00095985"/>
    </style:style>
    <style:style style:name="P7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Bitstream Vera Sans" officeooo:rsid="00095985" officeooo:paragraph-rsid="00095985"/>
    </style:style>
    <style:style style:name="P8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Bitstream Vera Sans" officeooo:rsid="00095985" officeooo:paragraph-rsid="000b3a25"/>
    </style:style>
    <style:style style:name="P9" style:family="paragraph" style:parent-style-name="Standard">
      <style:text-properties style:font-name="Bitstream Vera Sans" fo:font-weight="bold" officeooo:rsid="00095985" officeooo:paragraph-rsid="00095985" style:font-weight-asian="bold" style:font-weight-complex="bold"/>
    </style:style>
    <style:style style:name="P10" style:family="paragraph" style:parent-style-name="Header">
      <style:text-properties fo:font-size="15pt" fo:font-style="italic" fo:font-weight="bold" officeooo:rsid="0010507d" officeooo:paragraph-rsid="0010507d" style:font-size-asian="15pt" style:font-style-asian="italic" style:font-weight-asian="bold" style:font-size-complex="15pt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a8bca" style:font-style-asian="italic" style:font-style-complex="italic"/>
    </style:style>
    <style:style style:name="T3" style:family="text">
      <style:text-properties officeooo:rsid="000b3a25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b3a25"/>
    </style:style>
    <style:style style:name="T6" style:family="text">
      <style:text-properties style:text-underline-style="none" officeooo:rsid="000b0ed3"/>
    </style:style>
    <style:style style:name="T7" style:family="text">
      <style:text-properties officeooo:rsid="000e94ef"/>
    </style:style>
    <style:style style:name="T8" style:family="text">
      <style:text-properties officeooo:rsid="000eac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5">Organización del Grupo:</text:p>
      <text:p text:style-name="P6"/>
      <text:p text:style-name="P1">- <text:span text:style-name="T7">Para comenzar, en</text:span> cuanto a la <text:span text:style-name="T4">comuni</text:span><text:span text:style-name="T6">ca</text:span><text:span text:style-name="T4">ción </text:span>entre Lex y Yacc, se decidió transmitir toda la información mediante tokens. <text:span text:style-name="T3">A</text:span> partir de allí, Boselli realizó una <text:s/>implementación inicial del Analizador Léxico mientras que González y Etcharren realizaban la correspondiente al Analizador Sintáctico. </text:p>
      <text:p text:style-name="P1"/>
      <text:p text:style-name="P3">- Al finalizar las implementaciones "alfa", se solucionaron en conjunto los conflictos shift/reduce y se <text:span text:style-name="T8">refinaron</text:span> ambos analizadores. Luego, <text:s/><text:span text:style-name="T7">para los casos de testing: </text:span>comentarios, “en<text:span text:style-name="T7">d</text:span>” <text:span text:style-name="T7">y</text:span> “begin” balanceados, <text:span text:style-name="T7">a cargo de Boselli, </text:span>if anidados, funciones, while, <text:span text:style-name="T7">a cargo de González</text:span> y Etcharren <text:span text:style-name="T7">a cargo de la implementación para</text:span> descartar correctamente los comentarios largos. Se realizó una última reunión donde se revisaron en conjunto los puntos a mejorar para dar por finalizada esta etapa.</text:p>
      <text:p text:style-name="P7"/>
      <text:p text:style-name="P1"/>
      <text:p text:style-name="P4"><text:span text:style-name="T1">De</text:span><text:span text:style-name="T2">cision</text:span><text:span text:style-name="T1">es de Diseño:</text:span></text:p>
      <text:p text:style-name="P1"/>
      <text:p text:style-name="P1">- <text:span text:style-name="T3">Comunicación</text:span> <text:span text:style-name="T3">entre</text:span> <text:span text:style-name="T3">L</text:span>ex y <text:span text:style-name="T3">Y</text:span>acc mediante tokens. Esto <text:span text:style-name="T3">será útil</text:span> en un futuro para el analizador <text:span text:style-name="T3">semántico.</text:span></text:p>
      <text:p text:style-name="P1"/>
      <text:p text:style-name="P1">- Crear una <text:span text:style-name="T3">librería</text:span> <text:span text:style-name="T1">“types.c”</text:span> donde se defin<text:span text:style-name="T3">ieron</text:span> todos los tipos a utilizar. Para el <text:span text:style-name="T3">análisis</text:span> <text:span text:style-name="T3">léxico</text:span> y <text:span text:style-name="T3">sintáctico</text:span> se crearon dos <text:span text:style-name="T8">de ellos</text:span>: <text:span text:style-name="T1">TokenStr</text:span>, <text:span text:style-name="T3">utilizado</text:span> para <text:span text:style-name="T3">enviar</text:span> el no<text:span text:style-name="T3">m</text:span>bre de una variable declarada con su numero de linea <text:span text:style-name="T3">y </text:span><text:span text:style-name="T1">TokenVal</text:span> utilizado para l<text:span text:style-name="T8">iterales enviando</text:span> su valor <text:span text:style-name="T8">y número de línea</text:span>. </text:p>
      <text:p text:style-name="P1"/>
      <text:p text:style-name="P2">- <text:span text:style-name="T3">Para el resto de los tokens se enviará solo el número de línea, ya que podrán identificarse directamente por su nombre. </text:span></text:p>
      <text:p text:style-name="P8"/>
      <text:p text:style-name="P2"/>
      <text:p text:style-name="P5">Detalles de <text:span text:style-name="T3">implementación</text:span> interesantes: </text:p>
      <text:p text:style-name="P5"/>
      <text:p text:style-name="P1">– <text:span text:style-name="T3">Implementación de una función error que permitirá especificar correctamente el error en casos de: </text:span></text:p>
      <text:p text:style-name="P1"/>
      <text:p text:style-name="P1">-<text:span text:style-name="T3">U</text:span>n <text:span text:style-name="T3">carácter</text:span> extraño.</text:p>
      <text:p text:style-name="P1">-<text:span text:style-name="T3">U</text:span>n entero mayor <text:span text:style-name="T7">a </text:span>32 bits.</text:p>
      <text:p text:style-name="P1">-<text:span text:style-name="T3">U</text:span>n comentario largo no cerrado.</text:p>
      <text:p text:style-name="P1"/>
      <text:p text:style-name="P1">El resto de los errores s<text:span text:style-name="T3">erán</text:span> notificados <text:span text:style-name="T3">mediante</text:span> <text:span text:style-name="T1">yyerrror(). </text:span></text:p>
      <text:p text:style-name="P1"/>
      <text:p text:style-name="P1">–<text:span text:style-name="T3"> I</text:span>mplementaci<text:span text:style-name="T3">ó</text:span>n correcta de comentarios largos mediante condiciones de entrada de <text:span text:style-name="T5">F</text:span><text:span text:style-name="T4">lex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5pt" fo:font-style="italic" fo:font-weight="bold" officeooo:rsid="0010507d" officeooo:paragraph-rsid="0010507d" style:font-size-asian="15pt" style:font-style-asian="italic" style:font-weight-asian="bold" style:font-size-complex="15pt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Lenguaje: PASCAL-TDS - 2017 - Taller de Diseño de Software (Cod. 3306) -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20:08:10.805145509</meta:creation-date>
    <dc:date>2017-09-13T10:29:52.148291661</dc:date>
    <meta:editing-duration>PT32M7S</meta:editing-duration>
    <meta:editing-cycles>6</meta:editing-cycles>
    <meta:generator>LibreOffice/5.3.1.2$Linux_X86_64 LibreOffice_project/30m0$Build-2</meta:generator>
    <meta:document-statistic meta:table-count="0" meta:image-count="0" meta:object-count="0" meta:page-count="1" meta:paragraph-count="15" meta:word-count="279" meta:character-count="1811" meta:non-whitespace-character-count="1537"/>
  </office:meta>
</office:document-meta>
</file>